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Trebuchet MS1" svg:font-family="'Trebuchet M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.178cm" fo:margin-right="0cm" fo:margin-top="0cm" fo:margin-bottom="0cm" fo:line-height="100%" fo:text-align="start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.305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424456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424456" style:text-line-through-style="none" style:text-line-through-type="none" style:text-position="0% 100%" style:font-name="Trebuchet MS1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66pt" fo:letter-spacing="normal" fo:font-style="normal" style:text-underline-style="none" fo:font-weight="normal" style:font-name-asian="DejaVu Sans2" style:font-size-asian="66pt" style:font-style-asian="normal" style:font-weight-asian="normal" style:font-name-complex="DejaVu Sans2" style:font-size-complex="6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3.491cm" svg:height="4.079cm" svg:x="1.27cm" svg:y="6.672cm">
          <text:p text:style-name="P1"><text:span text:style-name="T1">Information Ser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3.754cm" svg:height="4.864cm" svg:x="1.27cm" svg:y="10.833cm">
          <text:p text:style-name="P3"><text:span text:style-name="T2">Shrukul Habib</text:span></text:p>
          <text:p text:style-name="P3"><text:span text:style-name="T2">13CO1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2" draw:layer="layout" svg:width="22.856cm" svg:height="2.959cm" svg:x="1.27cm" svg:y="3.175cm">
          <text:p text:style-name="P5"><text:span text:style-name="T3">Stegan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6cm" svg:height="12.01cm" svg:x="1.27cm" svg:y="6.248cm">
          <text:list text:style-name="L2">
            <text:list-item>
              <text:p text:style-name="P6"><text:span text:style-name="T4">Steganography is the practice of concealing a file, message, image, or video within another file, message, image, or video.</text:span></text:p>
            </text:list-item>
            <text:list-item>
              <text:p text:style-name="P6"><text:span text:style-name="T4">Image Steganography</text:span></text:p>
            </text:list-item>
            <text:list-item>
              <text:p text:style-name="P6"><text:span text:style-name="T4">Network Steganography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4" draw:text-style-name="P2" draw:layer="layout" svg:width="22.856cm" svg:height="2.959cm" svg:x="1.27cm" svg:y="3.175cm">
          <text:p text:style-name="P5"><text:span text:style-name="T5">Image Stegan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6cm" svg:height="12.01cm" svg:x="1.27cm" svg:y="6.248cm">
          <text:list text:style-name="L2">
            <text:list-item>
              <text:p text:style-name="P6"><text:span text:style-name="T4">A colour pixel is composed of three component BGR all this three are encoded on one byte.</text:span></text:p>
            </text:list-item>
            <text:list-item>
              <text:p text:style-name="P6"><text:span text:style-name="T4">So the idea is to store information in the first bit of every pixels component (BGR).</text:span></text:p>
            </text:list-item>
            <text:list-item>
              <text:p text:style-name="P6"><text:span text:style-name="T4">By this way in the worse of case the decimal value is different of one which is not visible with human eyes on the image.</text:span></text:p>
            </text:list-item>
          </text:list>
          <text:p text:style-name="P6"><text:span text:style-name="T6"/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custom-shape draw:name="CustomShape 1" draw:style-name="gr4" draw:text-style-name="P2" draw:layer="layout" svg:width="22.856cm" svg:height="2.959cm" svg:x="1.27cm" svg:y="3.175cm">
          <text:p text:style-name="P5"><text:span text:style-name="T5">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6cm" svg:height="12.01cm" svg:x="1.27cm" svg:y="6.248cm">
          <text:list text:style-name="L2">
            <text:list-item>
              <text:p text:style-name="P6"><text:span text:style-name="T4">Program implemented in JAVA. Uses JAVA Applets for GUI.</text:span></text:p>
            </text:list-item>
            <text:list-item>
              <text:p text:style-name="P6"><text:span text:style-name="T4">Logic – Store the length of the text to be hidden in the first 8 pixels at the end of each of RGB. Hence, 32 bits of length in total.</text:span></text:p>
            </text:list-item>
            <text:list-item>
              <text:p text:style-name="P6"><text:span text:style-name="T4">Then, store the actual text in the remaining pixels.</text:span></text:p>
            </text:list-item>
          </text:list>
          <text:list text:style-name="L3">
            <text:list-item>
              <text:p text:style-name="P6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custom-shape draw:name="CustomShape 1" draw:style-name="gr4" draw:text-style-name="P2" draw:layer="layout" svg:width="22.856cm" svg:height="2.959cm" svg:x="1.27cm" svg:y="3.175cm">
          <text:p text:style-name="P5"><text:span text:style-name="T5">Network Stegan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2.856cm" svg:height="12.01cm" svg:x="1.27cm" svg:y="6.248cm">
          <text:list text:style-name="L2">
            <text:list-item>
              <text:p text:style-name="P6"><text:span text:style-name="T4">Typical network steganography methods involve modification of the properties of a single network protocol.</text:span></text:p>
            </text:list-item>
            <text:list-item>
              <text:p text:style-name="P6"><text:span text:style-name="T4">The concealment of messages in Voice-over-IP conversations, e.g. the employment of delayed or corrupted packets that would normally be ignored by the receiver (this method is called LACK — Lost Audio Packets Steganography), or, alternatively, hiding information in unused header fields.</text:span></text:p>
            </text:list-item>
          </text:list>
          <text:list text:style-name="L3">
            <text:list-item>
              <text:p text:style-name="P6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4" draw:text-style-name="P2" draw:layer="layout" svg:width="22.856cm" svg:height="2.959cm" svg:x="1.27cm" svg:y="3.175cm">
          <text:p text:style-name="P5"><text:span text:style-name="T7">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6cm" svg:height="12.01cm" svg:x="1.744cm" svg:y="6.39cm">
          <text:list text:style-name="L2">
            <text:list-item>
              <text:p text:style-name="P6"><text:span text:style-name="T4">Created two programs, a sender and a receiver. Sender creates Custom Packets and hides the data in the IP header (in the Time To Live Field). Also, Type of Service is set to 7.</text:span></text:p>
            </text:list-item>
            <text:list-item>
              <text:p text:style-name="P6"><text:span text:style-name="T4">The Receiver is a sniffer program, processes all incoming TCP packets and prints the TTL field if the TOS field is set to 7. </text:span></text:p>
            </text:list-item>
          </text:list>
          <text:list text:style-name="L3">
            <text:list-item>
              <text:p text:style-name="P6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name="CustomShape 1" draw:style-name="gr6" draw:text-style-name="P2" draw:layer="layout" svg:width="22.856cm" svg:height="2.959cm" svg:x="1.27cm" svg:y="3.175cm">
          <text:p text:style-name="P5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2.856cm" svg:height="7.151cm" svg:x="1.543cm" svg:y="8.8cm">
          <text:list text:style-name="L3">
            <text:list-item>
              <text:p text:style-name="P6"><text:span text:style-name="T4">Thus in Steganography, Secret messages are hidden inside the files rather than encrypting the messages itself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7" draw:text-style-name="P7" draw:layer="layout" svg:width="22.856cm" svg:height="2.959cm" svg:x="1.27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6cm" svg:height="12.01cm" svg:x="1.27cm" svg:y="6.248cm">
          <text:p text:style-name="P8"><text:span text:style-name="T8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Trebuchet MS1" svg:font-family="'Trebuchet M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c0504d" draw:opacity="5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4" style:family="graphic" style:parent-style-name="standard">
      <style:graphic-properties draw:stroke="none" svg:stroke-width="0.141cm" draw:fill="solid" draw:fill-color="#1f497d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5" style:family="graphic" style:parent-style-name="standard">
      <style:graphic-properties draw:stroke="none" svg:stroke-width="0.141cm" draw:fill="solid" draw:fill-color="#c0504d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6" style:family="graphic" style:parent-style-name="standard">
      <style:graphic-properties draw:stroke="none" svg:stroke-width="0.141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7" style:family="graphic" style:parent-style-name="standard">
      <style:graphic-properties draw:stroke="none" svg:stroke-width="0.141cm" draw:fill="solid" draw:fill-color="#ffffff" draw:opacity="6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8" style:family="graphic" style:parent-style-name="standard">
      <style:graphic-properties draw:stroke="none" svg:stroke-width="0.141cm" draw:fill="solid" draw:fill-color="#ffffff" draw:opacity="6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9" style:family="graphic" style:parent-style-name="standard">
      <style:graphic-properties draw:stroke="none" svg:stroke-width="0.141cm" draw:fill="solid" draw:fill-color="#ffffff" draw:opacity="4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0" style:family="graphic" style:parent-style-name="standard">
      <style:graphic-properties draw:stroke="none" svg:stroke-width="0.141cm" draw:fill="solid" draw:fill-color="#ffffff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svg:stroke-width="0.141cm" draw:fill="solid" draw:fill-color="#ffffff" draw:opacity="31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2" style:family="graphic" style:parent-style-name="standard">
      <style:graphic-properties draw:stroke="none" svg:stroke-width="0.141cm" draw:fill="solid" draw:fill-color="#c0504d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3" style:family="graphic" style:parent-style-name="standard">
      <style:graphic-properties draw:stroke="none" svg:stroke-width="0.141cm" draw:fill="solid" draw:fill-color="#c0504d" draw:opacity="6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0504d" draw:opacity="50%"/>
      <style:paragraph-properties fo:text-align="start"/>
      <style:text-properties fo:font-size="18pt"/>
    </style:style>
    <style:style style:name="MP6" style:family="paragraph">
      <loext:graphic-properties draw:fill="solid" draw:fill-color="#1f497d"/>
      <style:paragraph-properties fo:text-align="start"/>
      <style:text-properties fo:font-size="18pt"/>
    </style:style>
    <style:style style:name="MP7" style:family="paragraph">
      <loext:graphic-properties draw:fill="solid" draw:fill-color="#c0504d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/>
      <style:text-properties fo:font-size="18pt"/>
    </style:style>
    <style:style style:name="MP9" style:family="paragraph">
      <loext:graphic-properties draw:fill="solid" draw:fill-color="#ffffff" draw:opacity="66%"/>
      <style:paragraph-properties fo:text-align="start"/>
      <style:text-properties fo:font-size="18pt"/>
    </style:style>
    <style:style style:name="MP10" style:family="paragraph">
      <loext:graphic-properties draw:fill="solid" draw:fill-color="#ffffff" draw:opacity="60%"/>
      <style:paragraph-properties fo:text-align="start"/>
      <style:text-properties fo:font-size="18pt"/>
    </style:style>
    <style:style style:name="MP11" style:family="paragraph">
      <loext:graphic-properties draw:fill="solid" draw:fill-color="#ffffff" draw:opacity="40%"/>
      <style:paragraph-properties fo:text-align="start"/>
      <style:text-properties fo:font-size="18pt"/>
    </style:style>
    <style:style style:name="MP12" style:family="paragraph">
      <loext:graphic-properties draw:fill="solid" draw:fill-color="#ffffff" draw:opacity="20%"/>
      <style:paragraph-properties fo:text-align="start"/>
      <style:text-properties fo:font-size="18pt"/>
    </style:style>
    <style:style style:name="MP13" style:family="paragraph">
      <loext:graphic-properties draw:fill="solid" draw:fill-color="#ffffff" draw:opacity="31%"/>
      <style:paragraph-properties fo:text-align="start"/>
      <style:text-properties fo:font-size="18pt"/>
    </style:style>
    <style:style style:name="MP14" style:family="paragraph">
      <loext:graphic-properties draw:fill="solid" draw:fill-color="#c0504d" draw:opacity="65%"/>
      <style:paragraph-properties fo:text-align="start"/>
      <style:text-properties fo:font-size="18pt"/>
    </style:style>
    <style:style style:name="MP15" style:family="paragraph">
      <loext:graphic-properties draw:fill="solid" draw:fill-color="#c0504d" draw:opacity="60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printer" svg:width="25.396cm" svg:height="0.2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25.396cm" svg:height="0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drawooo:display="printer" svg:width="25.396cm" svg:height="0.25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drawooo:display="printer" svg:width="10.368cm" svg:height="0.249cm" svg:x="15.028cm" svg:y="0.99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5" draw:layer="backgroundobjects" drawooo:display="printer" svg:width="10.368cm" svg:height="0.496cm" svg:x="15.028cm" svg:y="1.219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8" draw:layer="backgroundobjects" drawooo:display="printer" svg:width="8.505cm" svg:height="0.072cm" svg:x="15.02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7" draw:style-name="Mgr6" draw:text-style-name="MP8" draw:layer="backgroundobjects" drawooo:display="printer" svg:width="4.441cm" svg:height="0.098cm" svg:x="20.482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8" draw:style-name="Mgr7" draw:text-style-name="MP9" draw:layer="backgroundobjects" drawooo:display="printer" svg:width="0.156cm" svg:height="1.723cm" svg:x="25.236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7" draw:text-style-name="MP9" draw:layer="backgroundobjects" drawooo:display="printer" svg:width="0.072cm" svg:height="1.723cm" svg:x="25.124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8" draw:text-style-name="MP10" draw:layer="backgroundobjects" drawooo:display="printer" svg:width="0.021cm" svg:height="1.723cm" svg:x="25.071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9" draw:text-style-name="MP11" draw:layer="backgroundobjects" drawooo:display="printer" svg:width="0.072cm" svg:height="1.723cm" svg:x="24.93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10" draw:text-style-name="MP12" draw:layer="backgroundobjects" drawooo:display="printer" svg:width="0.148cm" svg:height="1.622cm" svg:x="24.766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11" draw:text-style-name="MP13" draw:layer="backgroundobjects" drawooo:display="printer" svg:width="0.021cm" svg:height="1.622cm" svg:x="24.649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5" draw:text-style-name="MP7" draw:layer="backgroundobjects" svg:width="10.368cm" svg:height="0.249cm" svg:x="15.028cm" svg:y="10.57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3" draw:text-style-name="MP5" draw:layer="backgroundobjects" svg:width="10.368cm" svg:height="0.529cm" svg:x="15.028cm" svg:y="10.819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6" draw:style-name="Mgr12" draw:text-style-name="MP14" draw:layer="backgroundobjects" svg:width="10.368cm" svg:height="0.021cm" svg:x="15.028cm" svg:y="11.42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7" draw:style-name="Mgr13" draw:text-style-name="MP15" draw:layer="backgroundobjects" svg:width="5.457cm" svg:height="0.047cm" svg:x="15.028cm" svg:y="11.56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8" draw:style-name="Mgr12" draw:text-style-name="MP14" draw:layer="backgroundobjects" svg:width="5.457cm" svg:height="0.021cm" svg:x="15.028cm" svg:y="11.659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9" draw:style-name="Mgr6" draw:text-style-name="MP8" draw:layer="backgroundobjects" svg:width="8.505cm" svg:height="0.072cm" svg:x="15.028cm" svg:y="11.00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20" draw:style-name="Mgr6" draw:text-style-name="MP8" draw:layer="backgroundobjects" svg:width="4.441cm" svg:height="0.098cm" svg:x="20.49cm" svg:y="11.281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21" draw:style-name="Mgr3" draw:text-style-name="MP5" draw:layer="backgroundobjects" svg:width="25.396cm" svg:height="0.674cm" svg:x="0cm" svg:y="10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2" draw:style-name="Mgr5" draw:text-style-name="MP7" draw:layer="backgroundobjects" svg:width="25.396cm" svg:height="0.387cm" svg:x="0cm" svg:y="1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3" draw:style-name="Mgr5" draw:text-style-name="MP7" draw:layer="backgroundobjects" svg:width="7.579cm" svg:height="0.686cm" svg:x="17.817cm" svg:y="10.11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4" draw:style-name="Mgr4" draw:text-style-name="MP6" draw:layer="backgroundobjects" svg:width="25.396cm" svg:height="10.27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6cm" svg:height="0.2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6cm" svg:height="0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5.396cm" svg:height="0.25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0.368cm" svg:height="0.249cm" svg:x="15.028cm" svg:y="0.99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5" draw:layer="backgroundobjects" svg:width="10.368cm" svg:height="0.496cm" svg:x="15.028cm" svg:y="1.219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8" draw:layer="backgroundobjects" svg:width="8.505cm" svg:height="0.072cm" svg:x="15.02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7" draw:style-name="Mgr6" draw:text-style-name="MP8" draw:layer="backgroundobjects" svg:width="4.441cm" svg:height="0.098cm" svg:x="20.482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8" draw:style-name="Mgr7" draw:text-style-name="MP9" draw:layer="backgroundobjects" svg:width="0.156cm" svg:height="1.723cm" svg:x="25.236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7" draw:text-style-name="MP9" draw:layer="backgroundobjects" svg:width="0.072cm" svg:height="1.723cm" svg:x="25.124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8" draw:text-style-name="MP10" draw:layer="backgroundobjects" svg:width="0.021cm" svg:height="1.723cm" svg:x="25.071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9" draw:text-style-name="MP11" draw:layer="backgroundobjects" svg:width="0.072cm" svg:height="1.723cm" svg:x="24.93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10" draw:text-style-name="MP12" draw:layer="backgroundobjects" svg:width="0.148cm" svg:height="1.622cm" svg:x="24.766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11" draw:text-style-name="MP13" draw:layer="backgroundobjects" svg:width="0.021cm" svg:height="1.622cm" svg:x="24.649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5" draw:layer="backgroundobjects" svg:width="25.396cm" svg:height="0.2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6cm" svg:height="0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5.396cm" svg:height="0.25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0.368cm" svg:height="0.249cm" svg:x="15.028cm" svg:y="0.99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5" draw:layer="backgroundobjects" svg:width="10.368cm" svg:height="0.496cm" svg:x="15.028cm" svg:y="1.219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8" draw:layer="backgroundobjects" svg:width="8.505cm" svg:height="0.072cm" svg:x="15.02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7" draw:style-name="Mgr6" draw:text-style-name="MP8" draw:layer="backgroundobjects" svg:width="4.441cm" svg:height="0.098cm" svg:x="20.482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8" draw:style-name="Mgr7" draw:text-style-name="MP9" draw:layer="backgroundobjects" svg:width="0.156cm" svg:height="1.723cm" svg:x="25.236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7" draw:text-style-name="MP9" draw:layer="backgroundobjects" svg:width="0.072cm" svg:height="1.723cm" svg:x="25.124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8" draw:text-style-name="MP10" draw:layer="backgroundobjects" svg:width="0.021cm" svg:height="1.723cm" svg:x="25.071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9" draw:text-style-name="MP11" draw:layer="backgroundobjects" svg:width="0.072cm" svg:height="1.723cm" svg:x="24.93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10" draw:text-style-name="MP12" draw:layer="backgroundobjects" svg:width="0.148cm" svg:height="1.622cm" svg:x="24.766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11" draw:text-style-name="MP13" draw:layer="backgroundobjects" svg:width="0.021cm" svg:height="1.622cm" svg:x="24.649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6-08-16T00:00:00</meta:creation-date>
    <meta:initial-creator>Vikrant Chaugule</meta:initial-creator>
    <dc:language>en-IN</dc:language>
    <dc:creator>shrukul </dc:creator>
    <dc:date>2015-11-19T14:21:34.982452514</dc:date>
    <meta:editing-cycles>30</meta:editing-cycles>
    <dc:title>Information Sercurity</dc:title>
    <meta:editing-duration>PT28M51S</meta:editing-duration>
    <meta:generator>LibreOffice/5.0.3.2$Linux_X86_64 LibreOffice_project/00m0$Build-2</meta:generator>
    <meta:document-statistic meta:object-count="11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Urban" xlink:href=""/>
  </office:meta>
</office:document-meta>
</file>